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Oxygen Mono" svg:font-family="'Oxygen Mono'" style:font-pitch="fixed"/>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7.0486in" style:page-number="auto" table:align="margins" style:writing-mode="lr-tb"/>
    </style:style>
    <style:style style:name="Tabla1.A" style:family="table-column">
      <style:table-column-properties style:column-width="7.0486in" style:rel-column-width="65535*"/>
    </style:style>
    <style:style style:name="Tabla1.A1" style:family="table-cell">
      <style:table-cell-properties fo:padding="0.0382in" fo:border-left="none" fo:border-right="none" fo:border-top="none" fo:border-bottom="2.5pt solid #000000"/>
    </style:style>
    <style:style style:name="Table3" style:family="table">
      <style:table-properties style:width="7.0486in" table:align="margins" style:writing-mode="lr-tb"/>
    </style:style>
    <style:style style:name="Table3.A" style:family="table-column">
      <style:table-column-properties style:column-width="7.0486in" style:rel-column-width="65535*"/>
    </style:style>
    <style:style style:name="Table3.A1" style:family="table-cell">
      <style:table-cell-properties fo:padding="0.0382in" fo:border-left="none" fo:border-right="none" fo:border-top="none" fo:border-bottom="1pt solid #000000"/>
    </style:style>
    <style:style style:name="Table1" style:family="table">
      <style:table-properties style:width="7.0486in" table:align="margins" style:writing-mode="lr-tb"/>
    </style:style>
    <style:style style:name="Table1.A" style:family="table-column">
      <style:table-column-properties style:column-width="7.0486in" style:rel-column-width="65535*"/>
    </style:style>
    <style:style style:name="Table1.A1" style:family="table-cell">
      <style:table-cell-properties fo:padding="0.0382in" fo:border="0.05pt solid #000000"/>
    </style:style>
    <style:style style:name="Table2" style:family="table">
      <style:table-properties style:width="7.0486in" table:align="margins" style:writing-mode="lr-tb"/>
    </style:style>
    <style:style style:name="Table2.A" style:family="table-column">
      <style:table-column-properties style:column-width="7.0486in" style:rel-column-width="65535*"/>
    </style:style>
    <style:style style:name="Table2.A1" style:family="table-cell">
      <style:table-cell-properties fo:padding="0.0382in" fo:border="0.05pt solid #000000"/>
    </style:style>
    <style:style style:name="Table6" style:family="table">
      <style:table-properties style:width="7.0486in" table:align="margins" style:writing-mode="lr-tb"/>
    </style:style>
    <style:style style:name="Table6.A" style:family="table-column">
      <style:table-column-properties style:column-width="7.0486in" style:rel-column-width="65535*"/>
    </style:style>
    <style:style style:name="Table6.A1" style:family="table-cell">
      <style:table-cell-properties fo:padding="0.0382in" fo:border="0.05pt solid #000000"/>
    </style:style>
    <style:style style:name="Table8" style:family="table">
      <style:table-properties style:width="7.0486in" table:align="margins" style:writing-mode="lr-tb"/>
    </style:style>
    <style:style style:name="Table8.A" style:family="table-column">
      <style:table-column-properties style:column-width="7.0486in" style:rel-column-width="65535*"/>
    </style:style>
    <style:style style:name="Table8.A1" style:family="table-cell">
      <style:table-cell-properties fo:padding="0.0382in" fo:border="0.05pt solid #000000"/>
    </style:style>
    <style:style style:name="Table9" style:family="table">
      <style:table-properties style:width="7.0486in" table:align="margins" style:writing-mode="lr-tb"/>
    </style:style>
    <style:style style:name="Table9.A" style:family="table-column">
      <style:table-column-properties style:column-width="7.0486in" style:rel-column-width="65535*"/>
    </style:style>
    <style:style style:name="Table9.A1" style:family="table-cell">
      <style:table-cell-properties fo:padding="0.0382in" fo:border="0.05pt solid #000000"/>
    </style:style>
    <style:style style:name="Table10" style:family="table">
      <style:table-properties style:width="7.0486in" table:align="margins" style:writing-mode="lr-tb"/>
    </style:style>
    <style:style style:name="Table10.A" style:family="table-column">
      <style:table-column-properties style:column-width="7.0486in" style:rel-column-width="65535*"/>
    </style:style>
    <style:style style:name="Table10.A1" style:family="table-cell">
      <style:table-cell-properties fo:padding="0.0382in" fo:border="0.05pt solid #000080"/>
    </style:style>
    <style:style style:name="Table12" style:family="table">
      <style:table-properties style:width="7.0486in" table:align="margins" style:writing-mode="lr-tb"/>
    </style:style>
    <style:style style:name="Table12.A" style:family="table-column">
      <style:table-column-properties style:column-width="7.0486in" style:rel-column-width="65535*"/>
    </style:style>
    <style:style style:name="Table12.A1" style:family="table-cell">
      <style:table-cell-properties fo:padding="0.0382in" fo:border="0.05pt solid #000000"/>
    </style:style>
    <style:style style:name="Table13" style:family="table">
      <style:table-properties style:width="7.0486in" table:align="margins" style:writing-mode="lr-tb"/>
    </style:style>
    <style:style style:name="Table13.A" style:family="table-column">
      <style:table-column-properties style:column-width="7.0486in" style:rel-column-width="65535*"/>
    </style:style>
    <style:style style:name="Table13.A1" style:family="table-cell">
      <style:table-cell-properties fo:padding="0.0382in" fo:border="0.05pt solid #000000"/>
    </style:style>
    <style:style style:name="Table14" style:family="table">
      <style:table-properties style:width="7.0486in" table:align="margins" style:writing-mode="lr-tb"/>
    </style:style>
    <style:style style:name="Table14.A" style:family="table-column">
      <style:table-column-properties style:column-width="7.0486in" style:rel-column-width="65535*"/>
    </style:style>
    <style:style style:name="Table14.A1" style:family="table-cell">
      <style:table-cell-properties fo:padding="0.0382in" fo:border="0.05pt solid #000000"/>
    </style:style>
    <style:style style:name="P1" style:family="paragraph" style:parent-style-name="Encabezado1">
      <style:paragraph-properties fo:margin-top="0in" fo:margin-bottom="0in"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in" fo:margin-bottom="0in"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15fede" officeooo:paragraph-rsid="0015fede"/>
    </style:style>
    <style:style style:name="P8" style:family="paragraph" style:parent-style-name="Table_20_Contents">
      <style:text-properties officeooo:rsid="0017c672" officeooo:paragraph-rsid="0017c672"/>
    </style:style>
    <style:style style:name="P9" style:family="paragraph" style:parent-style-name="Table_20_Contents">
      <loext:graphic-properties draw:fill="solid" draw:fill-color="#b2b2b2" draw:opacity="100%"/>
      <style:paragraph-properties fo:background-color="#b2b2b2"/>
      <style:text-properties officeooo:paragraph-rsid="0017c672"/>
    </style:style>
    <style:style style:name="P10" style:family="paragraph" style:parent-style-name="Table_20_Contents">
      <loext:graphic-properties draw:fill="solid" draw:fill-color="#b2b2b2" draw:opacity="100%"/>
      <style:paragraph-properties fo:background-color="#b2b2b2"/>
      <style:text-properties style:font-name="Oxygen Mono" officeooo:rsid="0017c672" officeooo:paragraph-rsid="0017c672"/>
    </style:style>
    <style:style style:name="P11" style:family="paragraph" style:parent-style-name="Table_20_Contents">
      <loext:graphic-properties draw:fill="solid" draw:fill-color="#b2b2b2" draw:opacity="100%"/>
      <style:paragraph-properties fo:background-color="#b2b2b2"/>
      <style:text-properties style:font-name="Oxygen Mono" officeooo:rsid="0017e6d0" officeooo:paragraph-rsid="0017e6d0"/>
    </style:style>
    <style:style style:name="P12" style:family="paragraph" style:parent-style-name="Table_20_Contents">
      <loext:graphic-properties draw:fill="solid" draw:fill-color="#b2b2b2" draw:opacity="100%"/>
      <style:paragraph-properties fo:background-color="#b2b2b2"/>
      <style:text-properties style:font-name="Oxygen Mono" officeooo:rsid="001b18ff" officeooo:paragraph-rsid="001b18ff"/>
    </style:style>
    <style:style style:name="P13" style:family="paragraph" style:parent-style-name="Table_20_Contents">
      <style:text-properties officeooo:rsid="0017e6d0" officeooo:paragraph-rsid="0017e6d0"/>
    </style:style>
    <style:style style:name="P14" style:family="paragraph" style:parent-style-name="Table_20_Contents">
      <loext:graphic-properties draw:fill="solid" draw:fill-color="#b2b2b2" draw:opacity="100%"/>
      <style:paragraph-properties fo:background-color="#b2b2b2"/>
      <style:text-properties officeooo:rsid="0017e6d0" officeooo:paragraph-rsid="0017e6d0"/>
    </style:style>
    <style:style style:name="P15" style:family="paragraph" style:parent-style-name="Table_20_Contents">
      <style:text-properties officeooo:paragraph-rsid="0017e6d0"/>
    </style:style>
    <style:style style:name="P16" style:family="paragraph" style:parent-style-name="Table_20_Contents">
      <style:text-properties officeooo:rsid="001b110c" officeooo:paragraph-rsid="001b110c"/>
    </style:style>
    <style:style style:name="P17" style:family="paragraph" style:parent-style-name="Table_20_Contents">
      <style:text-properties officeooo:rsid="001b18ff" officeooo:paragraph-rsid="001b18ff"/>
    </style:style>
    <style:style style:name="P18" style:family="paragraph" style:parent-style-name="Standard" style:master-page-name="Standard">
      <style:paragraph-properties fo:margin-top="0.1181in" fo:margin-bottom="0.0591in"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9" style:family="paragraph" style:parent-style-name="Table_20_Contents">
      <style:text-properties officeooo:rsid="001bb7d0" officeooo:paragraph-rsid="001bb7d0"/>
    </style:style>
    <style:style style:name="P20" style:family="paragraph" style:parent-style-name="Table_20_Contents">
      <style:text-properties officeooo:rsid="001dabb1" officeooo:paragraph-rsid="001dabb1"/>
    </style:style>
    <style:style style:name="P21" style:family="paragraph" style:parent-style-name="Table_20_Contents">
      <loext:graphic-properties draw:fill="solid" draw:fill-color="#b2b2b2" draw:opacity="100%"/>
      <style:paragraph-properties fo:background-color="#b2b2b2"/>
      <style:text-properties officeooo:rsid="001dabb1" officeooo:paragraph-rsid="001dabb1"/>
    </style:style>
    <style:style style:name="P22" style:family="paragraph" style:parent-style-name="Table_20_Contents">
      <loext:graphic-properties draw:fill="solid" draw:fill-color="#b2b2b2" draw:opacity="100%"/>
      <style:paragraph-properties fo:background-color="#b2b2b2"/>
      <style:text-properties style:font-name="Oxygen Mono" officeooo:rsid="001dabb1" officeooo:paragraph-rsid="001dabb1"/>
    </style:style>
    <style:style style:name="P23" style:family="paragraph" style:parent-style-name="Table_20_Contents">
      <loext:graphic-properties draw:fill="solid" draw:fill-color="#b2b2b2" draw:opacity="100%"/>
      <style:paragraph-properties fo:background-color="#b2b2b2"/>
      <style:text-properties style:font-name="Oxygen Mono" officeooo:rsid="001dabb1" officeooo:paragraph-rsid="0021aa19"/>
    </style:style>
    <style:style style:name="P24" style:family="paragraph" style:parent-style-name="Table_20_Contents">
      <loext:graphic-properties draw:fill="solid" draw:fill-color="#b2b2b2" draw:opacity="100%"/>
      <style:paragraph-properties fo:background-color="#b2b2b2"/>
      <style:text-properties style:font-name="Oxygen Mono" officeooo:rsid="001bb7d0" officeooo:paragraph-rsid="001bb7d0"/>
    </style:style>
    <style:style style:name="P25" style:family="paragraph" style:parent-style-name="Table_20_Contents">
      <style:text-properties officeooo:rsid="0028c241" officeooo:paragraph-rsid="0028c241"/>
    </style:style>
    <style:style style:name="P26" style:family="paragraph" style:parent-style-name="Preformatted_20_Text">
      <loext:graphic-properties draw:fill="solid" draw:fill-color="#b2b2b2" draw:opacity="100%"/>
      <style:paragraph-properties fo:background-color="#b2b2b2"/>
      <style:text-properties style:font-name="Oxygen Mono" officeooo:rsid="00231804" officeooo:paragraph-rsid="0023f860"/>
    </style:style>
    <style:style style:name="P27" style:family="paragraph" style:parent-style-name="Preformatted_20_Text">
      <loext:graphic-properties draw:fill="solid" draw:fill-color="#b2b2b2" draw:opacity="100%"/>
      <style:paragraph-properties fo:background-color="#b2b2b2"/>
      <style:text-properties style:font-name="Oxygen Mono"/>
    </style:style>
    <style:style style:name="P28" style:family="paragraph" style:parent-style-name="Preformatted_20_Text">
      <loext:graphic-properties draw:fill="solid" draw:fill-color="#b2b2b2" draw:opacity="100%"/>
      <style:paragraph-properties fo:background-color="#b2b2b2"/>
      <style:text-properties officeooo:rsid="00231804" officeooo:paragraph-rsid="00231804"/>
    </style:style>
    <style:style style:name="P29" style:family="paragraph" style:parent-style-name="Preformatted_20_Text">
      <loext:graphic-properties draw:fill="solid" draw:fill-color="#b2b2b2" draw:opacity="100%"/>
      <style:paragraph-properties fo:background-color="#b2b2b2"/>
      <style:text-properties officeooo:rsid="00231804" officeooo:paragraph-rsid="0023f860"/>
    </style:style>
    <style:style style:name="P30" style:family="paragraph" style:parent-style-name="Preformatted_20_Text">
      <loext:graphic-properties draw:fill="solid" draw:fill-color="#b2b2b2" draw:opacity="100%"/>
      <style:paragraph-properties fo:margin-top="0in" fo:margin-bottom="0.1965in" loext:contextual-spacing="false" fo:background-color="#b2b2b2"/>
      <style:text-properties officeooo:paragraph-rsid="0021aa19"/>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style:font-name="Oxygen Mono"/>
    </style:style>
    <style:style style:name="T4" style:family="text">
      <style:text-properties style:font-name="Oxygen Mono"/>
    </style:style>
    <style:style style:name="T5" style:family="text">
      <style:text-properties style:font-name="Oxygen Mono" officeooo:rsid="001dabb1"/>
    </style:style>
    <style:style style:name="T6" style:family="text">
      <style:text-properties style:font-name="Oxygen Mono" officeooo:rsid="0021aa19"/>
    </style:style>
    <style:style style:name="T7" style:family="text">
      <style:text-properties style:font-name="Oxygen Mono" officeooo:rsid="0023f860"/>
    </style:style>
    <style:style style:name="T8" style:family="text">
      <style:text-properties officeooo:rsid="0021aa19"/>
    </style:style>
    <style:style style:name="T9" style:family="text">
      <style:text-properties officeooo:rsid="0023f860"/>
    </style:style>
    <style:style style:name="T10" style:family="text">
      <style:text-properties officeooo:rsid="0028c241"/>
    </style:style>
    <style:style style:name="fr1" style:family="graphic" style:parent-style-name="Graphics">
      <style:graphic-properties style:run-through="background" style:wrap="run-through" style:number-wrapped-paragraphs="no-limi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8"><draw:frame draw:style-name="fr1" draw:name="graphics1" text:anchor-type="paragraph" svg:width="6.972in" svg:height="0.4382in"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Sesión 2. Herramientas de administración de sistemas de archivo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Jose Luis Izquierdo Mañas</text:p>
          </table:table-cell>
        </table:table-row>
      </table:table>
      <text:p text:style-name="Standard"/>
      <text:p text:style-name="P4">a) Cuestionario de actitud frente al trabajo.</text:p>
      <text:p text:style-name="Standard">El tiempo que he decicado a la preparación de la sesión antes de asistir al laboratorio ha sido de …... minutos.</text:p>
      <text:p text:style-name="Standard">1. He resuelto todas las dudas que tenía antes de iniciar la sesión de prácticas: …<text:span text:style-name="T10">si</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P25">cuotas</text:p>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P25">En mi opinión el quión debería ser algo más espeficifico en el apartado de cuotas.</text:p>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 la <text:span text:style-name="T2">actividad 2.2</text:span> ha sido:</text:p>
      <table:table table:name="Table9" table:style-name="Table9">
        <table:table-column table:style-name="Table9.A"/>
        <table:table-row>
          <table:table-cell table:style-name="Table9.A1" office:value-type="string">
            <text:p text:style-name="P13">Para dar formato ext3 a loop0 y asiganarle la etiqueta “LABEL_ext3”:</text:p>
            <text:p text:style-name="P11">[root@localhost ~]# mke2fs -t ext3 /dev/loop0 -L LABEL_ext3</text:p>
            <text:p text:style-name="P15"/>
            <text:p text:style-name="P13">Para dar formato ext4 a loop1 y asiganarle la etiqueta “LABEL_ext4”:</text:p>
            <text:p text:style-name="P14">[root@localhost ~]# mke2fs -t ext4 /dev/loop1 -L <text:span text:style-name="T3">LABEL_ext4</text:span></text:p>
            <text:p text:style-name="P13"/>
            <text:p text:style-name="Table_20_Contents"/>
            <text:p text:style-name="Table_20_Contents"/>
          </table:table-cell>
        </table:table-row>
      </table:table>
      <text:p text:style-name="Standard"/>
      <text:p text:style-name="Standard">Mi solución a la <text:span text:style-name="T2">actividad 2.3</text:span> ha sido:</text:p>
      <table:table table:name="Table10" table:style-name="Table10">
        <table:table-column table:style-name="Table10.A"/>
        <table:table-row>
          <table:table-cell table:style-name="Table10.A1" office:value-type="string">
            <text:p text:style-name="P8">Establecemos el numero maximo de montajes que se harán hasta que se realice la comprobación de la consistencia de /dev/loop0 a un valor que queremos, en <text:s/>mi caso 100:</text:p>
            <text:p text:style-name="P10">[root@localhost ~]# tune2fs -c 100 /dev/loop0</text:p>
            <text:p text:style-name="P10">tune2fs 1.41.12 (17-May-2010)</text:p>
            <text:p text:style-name="P10">Setting maximal mount count to 100</text:p>
            <text:p text:style-name="P10"/>
            <text:p text:style-name="P8">Estableciendo pues el contador de montajes en un numero mayor al establecido anteriormente (101 por ejemplo) en el siguiente arranque se comprobará la consistencia del sistema de archivos sin necesidad de esperar realmente a que se hagan 100 arranques del sistema:</text:p>
            <text:p text:style-name="P10">[root@localhost ~]# tune2fs -C 101 /dev/loop0</text:p>
            <text:p text:style-name="P10">tune2fs 1.41.12 (17-May-2010)</text:p>
            <text:p text:style-name="P10">Setting current mount count to 101</text:p>
            <text:p text:style-name="P9"/>
            <text:p text:style-name="P16">Para reservar para uso exclusivo de un usuario un numero de bloques del sistema de archivos</text:p>
            <text:p text:style-name="P12">[root@localhost ~]# adduser Marialacantaora</text:p>
            <text:p text:style-name="P12">[root@localhost ~]# tune2fs -r 22 -u Marialacantaora /dev/loop1</text:p>
            <text:p text:style-name="P12">tune2fs 1.41.12 (17-May-2010)</text:p>
            <text:p text:style-name="P12">Setting reserved blocks count to 22</text:p>
            <text:p text:style-name="P12">Setting reserved blocks uid to 500</text:p>
            <text:p text:style-name="P17">Con la opción -r especifico el numero de bloques reservados <text:s/>(22 en mi caso)</text:p>
            <text:p text:style-name="P17">Con <text:s/>la opción -u espeficico el usuario que tendrá uso exclusivo de esos bloques</text:p>
          </table:table-cell>
        </table:table-row>
      </table:table>
      <text:p text:style-name="Standard"><text:soft-page-break/></text:p>
      <text:p text:style-name="Standard">Mi solución a la <text:span text:style-name="T2">actividad 2.7</text:span> ha sido:</text:p>
      <table:table table:name="Table12" table:style-name="Table12">
        <table:table-column table:style-name="Table12.A"/>
        <table:table-row>
          <table:table-cell table:style-name="Table12.A1" office:value-type="string">
            <text:p text:style-name="P19">Para listar todos los paquetes instalados en nuestra distribución:</text:p>
            <text:p text:style-name="P24">[root@localhost ~]# yum list installed</text:p>
            <text:p text:style-name="P19"/>
            <text:p text:style-name="P19">Para eliminar un paquete, por ejemplo sudo:</text:p>
            <text:p text:style-name="P24">[root@localhost ~]# yum erase sudo</text:p>
            <text:p text:style-name="P19"/>
            <text:p text:style-name="P19">para installar un paquete:</text:p>
            <text:p text:style-name="P24">[root@localhost ~]# yum install sudo</text:p>
            <text:p text:style-name="Table_20_Contents"/>
            <text:p text:style-name="Table_20_Contents"/>
            <text:p text:style-name="Table_20_Contents"/>
          </table:table-cell>
        </table:table-row>
      </table:table>
      <text:p text:style-name="Standard"/>
      <text:p text:style-name="Standard">Mi solución a la <text:span text:style-name="T2">actividad 2.8</text:span> ha sido:</text:p>
      <table:table table:name="Table13" table:style-name="Table13">
        <table:table-column table:style-name="Table13.A"/>
        <table:table-row>
          <table:table-cell table:style-name="Table13.A1" office:value-type="string">
            <text:p text:style-name="P20">Buscamos la orden sudo:</text:p>
            <text:p text:style-name="P22">[root@localhost ~]# rpm -qa | grep sud |sort</text:p>
            <text:p text:style-name="P20"/>
            <text:p text:style-name="P20">Mostramos la descripción completa de sudo:</text:p>
            <text:p text:style-name="P22">[root@localhost ~]# rpm -qi sudo</text:p>
            <text:p text:style-name="P20"/>
            <text:p text:style-name="P20">Para mostar unicamente los archivos de configuracion del paquete:</text:p>
            <text:p text:style-name="P22">root@localhost ~]# rpm -qd sudo</text:p>
            <text:p text:style-name="P20"/>
            <text:p text:style-name="P20">Para mostrar los paquetes requeridos por un paquete, es decir sus dependencias:</text:p>
            <text:p text:style-name="P22">[root@localhost ~]# rpm <text:s/>-q --whatrequires sudo</text:p>
            <text:p text:style-name="P20"/>
            <text:p text:style-name="P20">Para instalar el paquete quota primero instalamos sus dependencias:</text:p>
            <text:p text:style-name="P22">[root@localhost ~]# rpm -i libnl-1.1-12.fc14.i686.rpm </text:p>
            <text:p text:style-name="P22">[root@localhost ~]# rpm -i tcp_wrappers-7.6-59.fc14.i686.rpm </text:p>
            <text:p text:style-name="P20"/>
            <text:p text:style-name="P20"><text:soft-page-break/>Despues instalamos el paquete:</text:p>
            <text:p text:style-name="P21"><text:span text:style-name="T3">[root@localhost ~]# rpm -i quota-3.17-13.fc14.i686.rpm</text:span> </text:p>
            <text:p text:style-name="P20"/>
            <text:p text:style-name="P20">Para instalar sysstat mostrando la máxima información:</text:p>
            <text:p text:style-name="P22">[root@localhost ~]# rpm -i sysstat-9.0.6-3.fc13.i686.rpm --verbose --percent</text:p>
            <text:p text:style-name="P20"/>
            <text:p text:style-name="P20">Para desistalarlo:</text:p>
            <text:p text:style-name="P22">rpm -i sysstat-9.0.6-3.fc13.i686.rpm --verbose --percent</text:p>
            <text:p text:style-name="Table_20_Contents"/>
            <text:p text:style-name="Table_20_Contents"/>
            <text:p text:style-name="Table_20_Contents"/>
          </table:table-cell>
        </table:table-row>
      </table:table>
      <text:p text:style-name="Standard"/>
      <text:p text:style-name="Standard">Mi solución a la <text:span text:style-name="T2">actividad 2.10</text:span> ha sido:</text:p>
      <table:table table:name="Table14" table:style-name="Table14">
        <table:table-column table:style-name="Table14.A"/>
        <table:table-row>
          <table:table-cell table:style-name="Table14.A1" office:value-type="string">
            <text:p text:style-name="P23">[root@localhost ~]# <text:span text:style-name="T8">adduser jolu</text:span></text:p>
            <text:p text:style-name="P23">[root@localhost ~]# <text:span text:style-name="T8">adduser pepe</text:span></text:p>
            <text:p text:style-name="P23">[root@localhost ~]# <text:span text:style-name="T8">adduser jacinto</text:span></text:p>
            <text:p text:style-name="P30"><text:span text:style-name="T5">[root@localhost ~]# </text:span><text:span text:style-name="T6">edquota jolu</text:span></text:p>
            <text:p text:style-name="P30"><text:span text:style-name="T5">[root@localhost ~]# </text:span><text:span text:style-name="T6">edquota pepe</text:span></text:p>
            <text:p text:style-name="P30"><text:span text:style-name="T5">[root@localhost ~]# </text:span><text:span text:style-name="T6">edquota jacinto</text:span></text:p>
            <text:p text:style-name="P30"><text:span text:style-name="T5">[root@localhost ~]# </text:span><text:span text:style-name="T6">repquota /mnt/EXT3</text:span></text:p>
            <text:p text:style-name="P30"><text:span text:style-name="T6">*** Report for user quotas on device /dev/sda3</text:span></text:p>
            <text:p text:style-name="P27">Block grace time: 7days; Inode grace time: 7days</text:p>
            <text:p text:style-name="P27"><text:s text:c="24"/>Block limits <text:s text:c="15"/>File limits</text:p>
            <text:p text:style-name="P27">User <text:s text:c="11"/>used <text:s text:c="3"/>soft <text:s text:c="3"/>hard <text:s/>grace <text:s text:c="3"/>used <text:s/>soft <text:s/>hard <text:s/>grace</text:p>
            <text:p text:style-name="P27">----------------------------------------------------------------------</text:p>
            <text:p text:style-name="P27">root <text:s text:c="5"/>-- <text:s text:c="3"/><text:span text:style-name="T8">1394</text:span> <text:s text:c="6"/>0 <text:s text:c="6"/>0 <text:s text:c="12"/><text:span text:style-name="T8">4</text:span> <text:s text:c="4"/>0 <text:s text:c="4"/>0</text:p>
            <text:p text:style-name="P26"><text:span text:style-name="T9">jolu</text:span> <text:s text:c="5"/>-- <text:s text:c="6"/>0 <text:s text:c="4"/><text:span text:style-name="T9">800</text:span> <text:s text:c="4"/><text:span text:style-name="T9">8</text:span>0<text:span text:style-name="T9">4</text:span> <text:s text:c="12"/>0 <text:s text:c="4"/>5 <text:s text:c="4"/><text:span text:style-name="T9">11</text:span></text:p>
            <text:p text:style-name="P28"><text:span text:style-name="T6">p</text:span><text:span text:style-name="T3">epe <text:s text:c="5"/>-- <text:s text:c="6"/>0 <text:s text:c="4"/>900 <text:s text:c="4"/></text:span><text:span text:style-name="T7">95</text:span><text:span text:style-name="T3">0 <text:s text:c="12"/>0 <text:s text:c="4"/>5 <text:s text:c="4"/>10</text:span></text:p>
            <text:p text:style-name="P29"><text:span text:style-name="T7">jacinto</text:span><text:span text:style-name="T3"> <text:s text:c="2"/>-- <text:s text:c="6"/>0 <text:s text:c="4"/></text:span><text:span text:style-name="T7"><text:s text:c="2"/>1</text:span><text:span text:style-name="T3"> <text:s text:c="4"/></text:span><text:span text:style-name="T7">389</text:span><text:span text:style-name="T3"> <text:s text:c="12"/>0 <text:s text:c="4"/></text:span><text:span text:style-name="T7">2</text:span><text:span text:style-name="T3"> <text:s text:c="5"/></text:span><text:span text:style-name="T7">4</text:span></text:p>
            <text:p text:style-name="Table_20_Contents"/>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Oxygen Mono" svg:font-family="'Oxygen Mono'" style:font-pitch="fixed"/>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1.9689in"/>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Star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Star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Star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Star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Star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Star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Star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Star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Encabezado1">
      <style:paragraph-properties fo:margin-top="0in" fo:margin-bottom="0in"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in" fo:margin-bottom="0in"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8.2681in" fo:page-height="11.6929in" style:num-format="1" style:print-orientation="portrait" fo:margin-top="0.5in" fo:margin-bottom="0.5in" fo:margin-left="0.5909in" fo:margin-right="0.6283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902in" fo:margin-left="0in" fo:margin-right="0in" fo:margin-top="0.0508in"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7</meta:editing-cycles>
    <meta:creation-date>2011-10-05T09:46:35.67</meta:creation-date>
    <meta:editing-duration>P1DT2H16M31S</meta:editing-duration>
    <meta:generator>LibreOffice/5.1.4.2$Linux_X86_64 LibreOffice_project/10m0$Build-2</meta:generator>
    <dc:date>2016-10-07T02:00:59.617709576</dc:date>
    <meta:print-date>2011-10-06T10:39:21.37</meta:print-date>
    <meta:document-statistic meta:table-count="11" meta:image-count="1" meta:object-count="0" meta:page-count="4" meta:paragraph-count="79" meta:word-count="617" meta:character-count="4261" meta:non-whitespace-character-count="3491"/>
    <meta:user-defined meta:name="Información 1"/>
    <meta:user-defined meta:name="Información 2"/>
    <meta:user-defined meta:name="Información 3"/>
    <meta:user-defined meta:name="Información 4"/>
  </office:meta>
</office:document-meta>
</file>